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10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2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5cm" fo:min-width="10.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161cm" fo:min-width="2.88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00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9.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774cm" fo:min-width="1.9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1cm" fo:min-width="3.31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cm" fo:min-width="3.2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cm" svg:height="1.9cm" svg:x="15.2cm" svg:y="9cm">
          <text:p text:style-name="P1"><text:span text:style-name="T1">seL4 kern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1.9cm" svg:x="15.2cm" svg:y="5.2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1.3cm" svg:x="15.2cm" svg:y="7.7cm">
          <text:p text:style-name="P1"><text:span text:style-name="T1">seL4 system cal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8cm" svg:y1="7.4cm" svg:x2="29.8cm" svg:y2="7.4cm">
          <text:p/>
        </draw:line>
        <draw:custom-shape draw:style-name="gr2" draw:text-style-name="P2" draw:layer="layout" svg:width="3.4cm" svg:height="1.9cm" svg:x="19cm" svg:y="5.2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1.9cm" svg:x="22.8cm" svg:y="5.2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481cm" svg:height="2.511cm" svg:x="26.398cm" svg:y="4.769cm">
          <draw:text-box>
            <text:p text:style-name="P1"><text:span text:style-name="T1">Not</text:span></text:p>
            <text:p text:style-name="P1"><text:span text:style-name="T1">verified</text:span></text:p>
          </draw:text-box>
        </draw:frame>
        <draw:frame draw:style-name="gr6" draw:text-style-name="P4" draw:layer="layout" svg:width="3.608cm" svg:height="1.431cm" svg:x="26.4cm" svg:y="8.369cm">
          <draw:text-box>
            <text:p><text:span text:style-name="T1">Verified</text:span></text:p>
          </draw:text-box>
        </draw:frame>
        <draw:custom-shape draw:style-name="gr7" draw:text-style-name="P2" draw:layer="layout" svg:width="10.4cm" svg:height="1.9cm" svg:x="1.2cm" svg:y="8.1cm">
          <text:p text:style-name="P1"><text:span text:style-name="T1">C language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4cm" svg:height="1.9cm" svg:x="1.2cm" svg:y="3.2cm">
          <text:p text:style-name="P1"><text:span text:style-name="T1">Isabelle/HOL verif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cm" svg:height="3.9cm" svg:x="3.9cm" svg:y="4.7cm">
          <text:p text:style-name="P1"><text:span text:style-name="T1">Met</text:span></text:p>
          <text:p text:style-name="P1"><text:span text:style-name="T1">with</text:span></text:p>
          <text:p text:style-name="P1"><text:span text:style-name="T1">Perl</text:span></text:p>
          <draw:enhanced-geometry svg:viewBox="0 0 21600 21600" draw:text-areas="?f0 ?f8 ?f2 ?f9" draw:type="up-down-arrow" draw:modifiers="5239.11217756449 6793.950269161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4.476cm" svg:height="2.9cm" draw:transform="rotate (0.416784625376246) translate (10.333cm 2.248cm)">
          <text:p text:style-name="P1"><text:span text:style-name="T1">Verify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4.4cm" svg:height="2.7cm" svg:x="11.2cm" svg:y="7.7cm">
          <text:p text:style-name="P1"><text:span text:style-name="T1">Comp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1cm" svg:height="1.3cm" svg:x="15.2cm" svg:y="11.5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8cm" svg:y1="11.2cm" svg:x2="29.8cm" svg:y2="11.2cm">
          <text:p/>
        </draw:line>
        <draw:frame draw:style-name="gr5" draw:text-style-name="P3" draw:layer="layout" svg:width="3.481cm" svg:height="2.511cm" svg:x="26.419cm" svg:y="11.189cm">
          <draw:text-box>
            <text:p text:style-name="P1"><text:span text:style-name="T1">Not</text:span></text:p>
            <text:p text:style-name="P1"><text:span text:style-name="T1">verif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4:32:36.140081347</meta:creation-date>
    <dc:date>2016-01-29T14:46:14.043251166</dc:date>
    <meta:editing-duration>PT12M30S</meta:editing-duration>
    <meta:editing-cycles>20</meta:editing-cycles>
    <meta:generator>LibreOffice/5.0.5.1$Linux_X86_64 LibreOffice_project/00m0$Build-1</meta:generator>
    <meta:document-statistic meta:object-count="16"/>
  </office:meta>
</office:document-meta>
</file>